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547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ff4000"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fo:background-color="#ff4000" style:text-align-source="fix" style:repeat-content="false"/>
      <style:paragraph-properties fo:text-align="end" fo:margin-left="0in"/>
      <style:text-properties style:use-window-font-color="true"/>
    </style:style>
    <style:style style:name="ce7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9"/>
        <table:table-column table:style-name="co5" table:number-columns-repeated="5" table:default-cell-style-name="Default"/>
        <table:table-row table:style-name="ro1">
          <table:table-cell table:style-name="Default" office:value-type="string" calcext:value-type="string">
            <text:p>Map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Author</text:p>
          </table:table-cell>
          <table:table-cell table:style-name="Default" office:value-type="string" calcext:value-type="string">
            <text:p>Min FPS in 1600x900</text:p>
          </table:table-cell>
          <table:table-cell office:value-type="string" calcext:value-type="string">
            <text:p>AI working?</text:p>
          </table:table-cell>
          <table:table-cell office:value-type="string" calcext:value-type="string">
            <text:p>Sound ok?</text:p>
          </table:table-cell>
          <table:table-cell office:value-type="string" calcext:value-type="string">
            <text:p>Houses ok?</text:p>
          </table:table-cell>
          <table:table-cell office:value-type="string" calcext:value-type="string">
            <text:p>Reviewed?</text:p>
          </table:table-cell>
          <table:table-cell office:value-type="string" calcext:value-type="string">
            <text:p>No Blockers?</text:p>
          </table:table-cell>
        </table:table-row>
        <table:table-row table:style-name="ro1">
          <table:table-cell office:value-type="string" calcext:value-type="string">
            <text:p>A New Tragedy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c, TKLyo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dditional Force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AKAs Magic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</text:p>
          </table:table-cell>
          <table:table-cell table:style-name="ce11" office:value-type="float" office:value="125" calcext:value-type="float">
            <text:p>125</text:p>
          </table:table-cell>
          <table:table-cell table:number-columns-repeated="5"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fies Haven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AlfieAce</text:p>
          </table:table-cell>
          <table:table-cell table:style-name="ce8" office:value-type="float" office:value="90" calcext:value-type="float">
            <text:p>90</text:p>
          </table:table-cell>
          <table:table-cell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tic Arena ZH 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KLyo</text:p>
          </table:table-cell>
          <table:table-cell office:value-type="float" office:value="180" calcext:value-type="float">
            <text:p>180</text:p>
          </table:table-cell>
          <table:table-cell table:number-columns-repeated="5"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izona Airfiel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 office:value-type="float" office:value="130" calcext:value-type="float">
            <text:p>130</text:p>
          </table:table-cell>
          <table:table-cell table:number-columns-repeated="5"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attleship Bay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, V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ack Hell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7"/>
          <table:table-cell table:number-columns-repeated="2"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lue Hol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, TKLyo</text:p>
          </table:table-cell>
          <table:table-cell office:value-type="float" office:value="180" calcext:value-type="float">
            <text:p>180</text:p>
          </table:table-cell>
          <table:table-cell table:number-columns-repeated="5"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ozic Destruction ZH v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, DoMiNaToR, Beltar</text:p>
          </table:table-cell>
          <table:table-cell office:value-type="float" office:value="360" calcext:value-type="float">
            <text:p>36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nyon Frost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azy Beach ZH v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Newgate &amp; Outdoor Experienc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mmed Cottage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berOwl, -TanSo-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mmed Korhal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table:style-name="ce6" office:value-type="string" calcext:value-type="string">
            <text:p>50 (dam), 9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7"/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mmed Scorpion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string" calcext:value-type="string">
            <text:p>80 (dam), 12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esert Fury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40" calcext:value-type="float">
            <text:p>24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ouble Damination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table:style-name="ce6" office:value-type="string" calcext:value-type="string">
            <text:p>40 (dam), 120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y River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</text:p>
          </table:table-cell>
          <table:table-cell office:value-type="float" office:value="230" calcext:value-type="float">
            <text:p>230</text:p>
          </table:table-cell>
          <table:table-cell table:number-columns-repeated="5"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ust Devil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50" calcext:value-type="float">
            <text:p>250</text:p>
          </table:table-cell>
          <table:table-cell table:number-columns-repeated="4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cho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10" calcext:value-type="float">
            <text:p>210</text:p>
          </table:table-cell>
          <table:table-cell table:number-columns-repeated="4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dboss ZH v2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Entropys Empire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kName, TKLy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est of Camelot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est of Oblivion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t Payn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picMan2099</text:p>
          </table:table-cell>
          <table:table-cell office:value-type="float" office:value="140" calcext:value-type="float">
            <text:p>14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namura Templ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berOwl, -TanSo-</text:p>
          </table:table-cell>
          <table:table-cell office:value-type="float" office:value="270" calcext:value-type="float">
            <text:p>270</text:p>
          </table:table-cell>
          <table:table-cell table:number-columns-repeated="4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inky Field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imberOwl</text:p>
          </table:table-cell>
          <table:table-cell table:style-name="ce10"/>
          <table:table-cell table:style-name="ce7" table:number-columns-repeated="4"/>
          <table:table-cell/>
        </table:table-row>
        <table:table-row table:style-name="ro1">
          <table:table-cell office:value-type="string" calcext:value-type="string">
            <text:p>Natural Threats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, Agent21</text:p>
          </table:table-cell>
          <table:table-cell office:value-type="float" office:value="200" calcext:value-type="float">
            <text:p>200</text:p>
          </table:table-cell>
          <table:table-cell table:number-columns-repeated="4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eidons Lair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xy War ZH v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ainforest Reservoir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movich, DoMiNaToR, TimberOwl</text:p>
          </table:table-cell>
          <table:table-cell table:style-name="ce17" office:value-type="string" calcext:value-type="string">
            <text:p>60 (dam), 340</text:p>
          </table:table-cell>
          <table:table-cell table:number-columns-repeated="4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ising Legion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cred Lan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diy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lt Lake River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ow Land Nation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owy Drought ZH 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diyy, Specovik</text:p>
          </table:table-cell>
          <table:table-cell office:value-type="float" office:value="400" calcext:value-type="float">
            <text:p>400</text:p>
          </table:table-cell>
          <table:table-cell table:number-columns-repeated="4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wy Roads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float" office:value="220" calcext:value-type="float">
            <text:p>220</text:p>
          </table:table-cell>
          <table:table-cell table:number-columns-repeated="4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orm Surg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rban Pinch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lling Avalanche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10" calcext:value-type="float">
            <text:p>21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table:style-name="Default" office:value-type="string" calcext:value-type="string">
            <text:p>Yota Nation Arena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Yota Nation Battlegroun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terac Pas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office:value-type="float" office:value="98" calcext:value-type="float">
            <text:p>98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7"/>
          <table:table-cell table:number-columns-repeated="2"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nimals of the General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7"/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ztec Empir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100" calcext:value-type="float">
            <text:p>100</text:p>
          </table:table-cell>
          <table:table-cell table:number-columns-repeated="5"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amonds Edg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cMan2099</text:p>
          </table:table-cell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strict 10 ZH v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table:style-name="ce6" office:value-type="float" office:value="60" calcext:value-type="float">
            <text:p>6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7"/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ur Victory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cMan2099</text:p>
          </table:table-cell>
          <table:table-cell table:style-name="ce8"/>
          <table:table-cell table:style-name="ce2" table:number-columns-repeated="2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Freezing Bursa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table:style-name="ce8"/>
          <table:table-cell table:style-name="ce2" table:number-columns-repeated="2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Frontier Rail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500" calcext:value-type="float">
            <text:p>50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een Goon ZH v1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Green Silk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ndiy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ll on Rails ZH 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180" calcext:value-type="float">
            <text:p>180</text:p>
          </table:table-cell>
          <table:table-cell table:number-columns-repeated="4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ning Dew ZH v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il Carnag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KLyo, TimberOwl</text:p>
          </table:table-cell>
          <table:table-cell office:value-type="float" office:value="200" calcext:value-type="float">
            <text:p>200</text:p>
          </table:table-cell>
          <table:table-cell table:number-columns-repeated="5"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urification ZH v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iders Island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erciBKK</text:p>
          </table:table-cell>
          <table:table-cell office:value-type="float" office:value="230" calcext:value-type="float">
            <text:p>230</text:p>
          </table:table-cell>
          <table:table-cell table:number-columns-repeated="5"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mperate Woods ZH 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urnament D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350" calcext:value-type="float">
            <text:p>35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on of Excalibur ZH v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200" calcext:value-type="float">
            <text:p>200</text:p>
          </table:table-cell>
          <table:table-cell table:number-columns-repeated="4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astal Shock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KLy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al Island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 Chap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sed Hollow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berOwl</text:p>
          </table:table-cell>
          <table:table-cell office:value-type="float" office:value="300" calcext:value-type="float">
            <text:p>300</text:p>
          </table:table-cell>
          <table:table-cell table:number-columns-repeated="4"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psilon 6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icMan2099</text:p>
          </table:table-cell>
          <table:table-cell office:value-type="float" office:value="160" calcext:value-type="float">
            <text:p>160</text:p>
          </table:table-cell>
          <table:table-cell table:style-name="ce1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arden of Terror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berOwl</text:p>
          </table:table-cell>
          <table:table-cell office:value-type="float" office:value="150" calcext:value-type="float">
            <text:p>150</text:p>
          </table:table-cell>
          <table:table-cell table:style-name="ce3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7"/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acier 6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C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eval Era ZH v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jave Desert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MerciBK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cky Mountains ZH v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MerciBKK</text:p>
          </table:table-cell>
          <table:table-cell office:value-type="float" office:value="150" calcext:value-type="float">
            <text:p>150</text:p>
          </table:table-cell>
          <table:table-cell table:number-columns-repeated="5"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agasa Fortres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ria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iga Terror ZH v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Tournament C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ncH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quatic Paradise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marade Len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ttle Between Them ZH v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Dominion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berOwl, NoMerciBKK</text:p>
          </table:table-cell>
          <table:table-cell office:value-type="float" office:value="100" calcext:value-type="float">
            <text:p>100</text:p>
          </table:table-cell>
          <table:table-cell table:number-columns-repeated="5"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esert Vortex ZH v7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Forgotten Valley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Ly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thal Mill ZH v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Lost Cause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ia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t Pinatubo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ia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ddy Madness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ian Gulf Conflict ZH v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hy Kingdom Lagoon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Ly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brella Corps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t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rban Downfall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stelands Dust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6T09:34:39.366000000</meta:creation-date>
    <dc:date>2023-12-22T22:36:09.500000000</dc:date>
    <meta:editing-duration>P2DT4H17M39S</meta:editing-duration>
    <meta:editing-cycles>201</meta:editing-cycles>
    <meta:generator>LibreOffice/7.3.4.2$Windows_X86_64 LibreOffice_project/728fec16bd5f605073805c3c9e7c4212a0120dc5</meta:generator>
    <meta:document-statistic meta:table-count="1" meta:cell-count="456" meta:object-count="0"/>
  </office:meta>
</office:document-meta>
</file>